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5"/>
    <style:style style:name="P2" style:family="paragraph" style:parent-style-name="Standard" style:list-style-name="L6"/>
    <style:style style:name="P3" style:family="paragraph" style:parent-style-name="Standard" style:list-style-name="L7">
      <style:text-properties style:font-name="Inconsolata Plus 0"/>
    </style:style>
    <style:style style:name="P4" style:family="paragraph" style:parent-style-name="Standard" style:list-style-name="L8"/>
    <style:style style:name="P5" style:family="paragraph" style:parent-style-name="Standard" style:list-style-name="L9"/>
    <style:style style:name="P6" style:family="paragraph" style:parent-style-name="Standard" style:list-style-name="L10"/>
    <style:style style:name="P7" style:family="paragraph" style:parent-style-name="Standard">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12"/>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b 58%"/>
    </style:style>
    <style:style style:name="T2" style:family="text">
      <style:text-properties style:text-position="sub 58%" fo:font-style="italic" style:font-size-asian="10.5pt"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sub 58%" style:font-name="Inconsolata Plus 0"/>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Inconsolata Plus 0"/>
    </style:style>
    <style:style style:name="T8" style:family="text">
      <style:text-properties style:use-window-font-color="true" style:text-outline="false" style:text-line-through-styl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ification of Security Protocols</text:p>
      <text:p text:style-name="Standard"/>
      <text:p text:style-name="Standard">Etienne Perot</text:p>
      <text:p text:style-name="Standard"/>
      <text:p text:style-name="Standard">April 23, 2012</text:p>
      <text:p text:style-name="Standard"/>
      <text:p text:style-name="Standard"/>
      <text:p text:style-name="P7">Abstract</text:p>
      <text:p text:style-name="Standard"><text:tab/>We analyze the Needham-Schroeder Public-Key protocol and show how a critical flaw in the protocol was found later by Gavin Lowe using model-checking. We will then compare the symbolic and computational approaches to model-checking security protocols.</text:p>
      <text:p text:style-name="Standard"/>
      <text:list xml:id="list697776469" text:style-name="L3">
        <text:list-item>
          <text:p text:style-name="P9">Introduction</text:p>
        </text:list-item>
      </text:list>
      <text:p text:style-name="Standard"/>
      <text:p text:style-name="Standard">todo</text:p>
      <text:p text:style-name="Standard"/>
      <text:list xml:id="list1599989625" text:continue-numbering="true" text:style-name="L3">
        <text:list-item>
          <text:p text:style-name="P9">Summary of the papers:</text:p>
        </text:list-item>
      </text:list>
      <text:p text:style-name="Standard"/>
      <text:list xml:id="list1368064306" text:style-name="L1">
        <text:list-item>
          <text:list>
            <text:list-item>
              <text:p text:style-name="P8">“Breaking and Fixing the Needham-Schroeder public-key protocol using FDR” by Gavin Lowe</text:p>
            </text:list-item>
          </text:list>
        </text:list-item>
      </text:list>
      <text:p text:style-name="Standard"/>
      <text:p text:style-name="Standard"><text:tab/>The paper presents the Needham-Schroeder public-key protocol, introduced in 1978 by Roger Needham and Michael Schroeder. Then, it models the protocol in CSP (Communicating Sequential Processes, a formal language to express interaction between multiple processes in concurrent systems), models the capabilities of a potential intruder on the network that could interfere with the protocol, models the specifications to check for authentication in both directions, and explains the trace revealed by FDR that shows that the authentication guarantee of the protocol doesn't hold. Finally, a fix to the protocol is proposed.</text:p>
      <text:p text:style-name="Standard"/>
      <text:p text:style-name="Standard"><text:tab/>The Needham-Schroeder protocol works using asymmetric encryption only. It uses the following cryptography primitives (terms):</text:p>
      <text:list xml:id="list568050727" text:style-name="L5">
        <text:list-item>
          <text:p text:style-name="P1">Identities (<text:span text:style-name="T5">I</text:span>) represent agents on the network.</text:p>
        </text:list-item>
        <text:list-item>
          <text:p text:style-name="P1">Nonces (<text:span text:style-name="T5">N</text:span><text:span text:style-name="T2">I</text:span>, where <text:span text:style-name="T5">I</text:span> is an identity) are random numbers taken from a sufficiently large range of numbers such that the probability of two agents coming up with the same nonce is practically impossible. The nonces are generated using true randomness, using sources of entropy available only to the agent generating the nonce, such that it is practically impossible for an agent to deterministically obtain the same nonce as another.</text:p>
        </text:list-item>
        <text:list-item>
          <text:p text:style-name="P1">Asymmetric keys (tuple (<text:span text:style-name="T5">I</text:span><text:span text:style-name="T3">pub</text:span>, <text:span text:style-name="T5">I</text:span><text:span text:style-name="T3">priv</text:span>), where <text:span text:style-name="T5">I</text:span> is an identity). Each agent has one. They are defined by the possible operations described below.</text:p>
        </text:list-item>
      </text:list>
      <text:p text:style-name="Standard"/>
      <text:p text:style-name="Standard"><text:tab/>These primitives have the following operations defined on them:</text:p>
      <text:list xml:id="list970933138" text:style-name="L6">
        <text:list-item>
          <text:p text:style-name="P2">Concatenation (t<text:span text:style-name="T1">1</text:span>.t<text:span text:style-name="T1">2</text:span>) with terms t<text:span text:style-name="T1">1</text:span> and t<text:span text:style-name="T1">2</text:span>: Two terms can be concatenated into a single term.</text:p>
        </text:list-item>
        <text:list-item>
          <text:p text:style-name="P2">Encryption: enc(t, I<text:span text:style-name="T1">pub</text:span>) with term t, and I<text:span text:style-name="T1">pub</text:span> being the public key of agent I: Encrypts term t with the key I<text:span text:style-name="T1">pub</text:span>.</text:p>
        </text:list-item>
        <text:list-item>
          <text:p text:style-name="P2">Decryption: dec(t, I<text:span text:style-name="T1">priv</text:span>) with term t, and I<text:span text:style-name="T1">priv</text:span> being the private key of agent I: Decrypts term t with the key I<text:span text:style-name="T1">priv</text:span>. This operation is only defined when t is a term resulting from the encryption of another term t' using key I<text:span text:style-name="T1">pub</text:span>. The function then returns t'. We assert that this is the only possible method of obtaining the term t' out of enc(t', I<text:span text:style-name="T1">pub</text:span>).</text:p>
        </text:list-item>
      </text:list>
      <text:p text:style-name="Standard"><text:soft-page-break/></text:p>
      <text:p text:style-name="Standard"><text:tab/>With these terms and operations defined, the paper describes a subset<office:annotation><dc:creator>Unknown Author</dc:creator><dc:date>2012-04-21T02:41:57</dc:date><text:p text:style-name="P11"><text:span text:style-name="T8">Misses an important vulnerability</text:span></text:p></office:annotation> of the protocol: the actual authentication messages between protocol initiator A and responder B, with generated nonces N<text:span text:style-name="T1">A</text:span> and N<text:span text:style-name="T1">B</text:span> respectively.</text:p>
      <text:p text:style-name="Standard"/>
      <text:list xml:id="list2045864457" text:style-name="L7">
        <text:list-item>
          <text:p text:style-name="P3">Message 1: A → B :<text:tab/>A.B.enc(N<text:span text:style-name="T1">A</text:span>.A,<text:tab/>B<text:span text:style-name="T1">pub</text:span>)</text:p>
        </text:list-item>
        <text:list-item>
          <text:p text:style-name="P3">Message 2: B → A :<text:tab/>B.A.enc(N<text:span text:style-name="T1">A</text:span>.N<text:span text:style-name="T1">B</text:span>,<text:tab/>A<text:span text:style-name="T1">pub</text:span>)</text:p>
        </text:list-item>
        <text:list-item>
          <text:p text:style-name="P3">Message 3: A → B :<text:tab/>A.B.enc(N<text:span text:style-name="T1">B</text:span>,<text:tab/>B<text:span text:style-name="T1">pub</text:span>)</text:p>
        </text:list-item>
      </text:list>
      <text:p text:style-name="Standard"/>
      <text:p text:style-name="Standard"><text:tab/>An initiator A who wishes to establish a session with responder B generates a nonce N<text:span text:style-name="T1">A</text:span>. It encrypts that nonce and its identity A in a message addressed to B and encrypted with B's public key. B, having the private key B<text:span text:style-name="T1">priv</text:span>, can decrypt that message and now knows the nonce N<text:span text:style-name="T1">A</text:span> and the fact that A is trying to talk to it. It responds by generating a nonce of its own N<text:span text:style-name="T1">B</text:span>, and sends it along with N<text:span text:style-name="T1">A</text:span> to A in a message encrypted with A's public key A<text:span text:style-name="T1">pub</text:span>. A can decrypt this using its private key A<text:span text:style-name="T1">priv</text:span>, and will observe that the nonce received matches the original N<text:span text:style-name="T1">A</text:span> it had sent in the first message. Now A should be assured that it is talking to B, since only B could have decrypted the message that A had sent which contained N<text:span text:style-name="T1">A</text:span>. Then, A encrypts B's nonce N<text:span text:style-name="T1">B</text:span> and sends it in a message encrypted with B's public key. B decrypts it and observes that the nonce matches the original N<text:span text:style-name="T1">B</text:span> it had sent in the second message. By the same logic, B should now be assured that it is talking to A, because only A could have decrypted the message that contained N<text:span text:style-name="T1">B</text:span>.</text:p>
      <text:p text:style-name="Standard"/>
      <text:p text:style-name="Standard"><text:tab/>The paper then models the protocol with CSP. Each of the three messages of the protocol is mapped to a CSP event, with appropriate variables in it to capture the information stored inside each message. Additionally, all agent state changes are modelled using CSP events; notably, the <text:span text:style-name="T5">Running</text:span> and <text:span text:style-name="T5">Commit</text:span> events are defined for both the initiator and responder, corresponding respectively to the fact that an agent either starts taking part in a run of the protocol with another agent (<text:span text:style-name="T5">Running</text:span>) or commits to a run of the protocol when it is done (<text:span text:style-name="T5">Commit</text:span>). The channels for communication (<text:span text:style-name="T5">comm</text:span>) and agent state changes (<text:span text:style-name="T5">user</text:span>, <text:span text:style-name="T5">session</text:span>) are also defined. Then, the paper describes the initiator process, using events from those three channels.</text:p>
      <text:p text:style-name="Standard"/>
      <text:p text:style-name="Standard"><text:tab/>To model the intruder, each capability of the Dolev-Yao adversary<office:annotation><dc:creator>Unknown Author</dc:creator><dc:date>2012-04-21T02:41:02</dc:date><text:p text:style-name="P11"><text:span text:style-name="T8">Reduces the possible attack capabilities</text:span></text:p></office:annotation> is modelled in the CSP system:</text:p>
      <text:list xml:id="list1848190539" text:style-name="L8">
        <text:list-item>
          <text:p text:style-name="P4"><text:span text:style-name="T6">The ability to receive all packets (overhear)</text:span><text:line-break/>This is modelled by defining four sets representing the intruder's knowledge: M<text:span text:style-name="T1">1</text:span>, M<text:span text:style-name="T1">2</text:span>, M<text:span text:style-name="T1">3</text:span>, and N. The first three sets contain copies of the encrypted part of messages of type 1, 2, or 3 (respectively) as defined in the protocol subset. The set N contains all the nonces that the intruder is able to know.<text:line-break/>The paper then describes how those four sets grow as each type of message is received; whenever a message is encrypted using the intruder's public key, the nonces in that message are added to the set N, as the intruder is able to decrypt the message. If the message is encrypted using another key, the encrypted part of the messages are saved in M<text:span text:style-name="T1">1</text:span>, M<text:span text:style-name="T1">2</text:span>, or M<text:span text:style-name="T1">3</text:span>.</text:p>
        </text:list-item>
        <text:list-item>
          <text:p text:style-name="P4"><text:span text:style-name="T6">The ability to block packets (intercept)</text:span><text:line-break/>This is modelled by adding a new channel to the system, called <text:span text:style-name="T5">intercept</text:span>. A renaming process is applied to the initiator process such that all events that the initiator may send on the <text:span text:style-name="T5">comm</text:span> channel can now be sent on either the <text:span text:style-name="T5">comm</text:span> or the <text:span text:style-name="T5">intercept</text:span> channel, non-deterministically. The same is applied to the responder. However, neither the initiator or the responder receive events from the <text:span text:style-name="T5">intercept</text:span> channel. This represents the fact that events sent on the <text:span text:style-name="T5">intercept</text:span> channel are <text:soft-page-break/>not received by the initiator or the responder.</text:p>
        </text:list-item>
        <text:list-item>
          <text:p text:style-name="P4"><text:span text:style-name="T6">The ability to send new packets (synthesize)</text:span><text:line-break/>This is modelled by letting the intruder process send events on the <text:span text:style-name="T5">comm</text:span> channel such that the initiator or responder process would receive them. The intruder also has the ability to make a packet seem like it was sent from another agent than itself.<text:line-break/>The domain of messages that the intruder is able to synthesize is restricted in order to keep the state space to a reasonable size. We will allow the intruder to send a packet from any agent to any other agent that has either an encrypted part that was captured by the intruder in M<text:span text:style-name="T1">1</text:span>, M<text:span text:style-name="T1">2</text:span>, or M<text:span text:style-name="T1">3</text:span>, or any packet that can be constructed using nonces that the intruder has learned (nonces in N) and identities and keys of any agent on the network. This means that the intruder can encrypt terms it knows, and send packets containing this encrypted term.</text:p>
        </text:list-item>
      </text:list>
      <text:p text:style-name="Standard"/>
      <text:p text:style-name="Standard"><text:tab/>Once we have defined our system as the interleaving of all the above processes, we can model-check the protocol. The paper defines two specifications:</text:p>
      <text:list xml:id="list2027452639" text:style-name="L9">
        <text:list-item>
          <text:p text:style-name="P5"><text:span text:style-name="T6">Authentication of the responder</text:span>: Can the initiator be assured that it really is talking to the responder?<text:line-break/>In our model, this corresponds to the fact the event “the initiator A commits to a session with the responder B” should only happen <text:span text:style-name="T6">after</text:span> the event “the responder B takes part of a run of the protocol with initiator A”, with matching A and B in the two events.</text:p>
        </text:list-item>
        <text:list-item>
          <text:p text:style-name="P5"><text:span text:style-name="T6">Authentication of the initiator</text:span>: Can the responder be assured that it really is talking to the initiator?<text:line-break/>By the same logic, this corresponds to the fact the event “the responder B commits to a session with the initiator A” should only happen <text:span text:style-name="T6">after</text:span> the event “the initiator A takes part of a run of the protocol with responder B”, with matching A and B in the two events.</text:p>
        </text:list-item>
      </text:list>
      <text:p text:style-name="Standard"/>
      <text:p text:style-name="Standard"><text:tab/>With this system and these two specifications, the FDR (Failures-Divergences Refinement) tool is run and claims that the system matches the first specification (Authentication of the responder) but not the second (Authentication of the initiator). The refinement checker gives an event trace which corresponds to the following steps:</text:p>
      <text:list xml:id="list1624924780" text:style-name="L10">
        <text:list-item>
          <text:p text:style-name="P6">The user controlling agent A initiates a run of the protocol with responder I.</text:p>
        </text:list-item>
        <text:list-item>
          <text:p text:style-name="P6">A sends I a packet containing:<text:line-break/><text:span text:style-name="T7">Message 1: A → I : A.I.enc(N</text:span><text:span text:style-name="T4">A</text:span><text:span text:style-name="T7">.A, I</text:span><text:span text:style-name="T4">pub</text:span><text:span text:style-name="T7">)</text:span><text:line-break/>This causes I to add N<text:span text:style-name="T1">A</text:span> to its set of known nonces N.</text:p>
        </text:list-item>
        <text:list-item>
          <text:p text:style-name="P6">I, pretending to be A, sends a packet to B containing:<text:line-break/><text:span text:style-name="T7">Message 1: I → B : A.B.enc(N</text:span><text:span text:style-name="T4">A</text:span><text:span text:style-name="T7">.A, B</text:span><text:span text:style-name="T4">pub</text:span><text:span text:style-name="T7">)</text:span></text:p>
        </text:list-item>
        <text:list-item>
          <text:p text:style-name="P6">Due to the message B just received, B thinks it is taking part in a run of the protocol with initiator A.</text:p>
        </text:list-item>
        <text:list-item>
          <text:p text:style-name="P6">B tries to send A a packet containing:<text:line-break/><text:span text:style-name="T7">Message 2: B → A : B.A.enc(N</text:span><text:span text:style-name="T4">A</text:span><text:span text:style-name="T7">.N</text:span><text:span text:style-name="T4">B</text:span><text:span text:style-name="T7">, A</text:span><text:span text:style-name="T4">pub</text:span><text:span text:style-name="T7">)</text:span><text:line-break/>But I blocks the packet (<text:span text:style-name="T5">intercept</text:span>).<text:line-break/>I adds the encrypted part of the message (<text:span text:style-name="T7">enc(N</text:span><text:span text:style-name="T4">A</text:span><text:span text:style-name="T7">.N</text:span><text:span text:style-name="T4">B</text:span><text:span text:style-name="T7">, A</text:span><text:span text:style-name="T4">pub</text:span><text:span text:style-name="T7">)</text:span>) to M<text:span text:style-name="T1">1</text:span>.</text:p>
        </text:list-item>
        <text:list-item>
          <text:p text:style-name="P6">I sends a packet to A containing:<text:line-break/><text:span text:style-name="T7">Message 2: I → A : I.A.enc(N</text:span><text:span text:style-name="T4">A</text:span><text:span text:style-name="T7">.N</text:span><text:span text:style-name="T4">B</text:span><text:span text:style-name="T7">, A</text:span><text:span text:style-name="T4">pub</text:span><text:span text:style-name="T7">)</text:span><text:line-break/>I is incapable of constructing the encrypted part of this message because it doesn't know N<text:span text:style-name="T1">B</text:span>.<text:line-break/>However, it knows enc(N<text:span text:style-name="T1">A</text:span>.N<text:span text:style-name="T1">B</text:span>, A<text:span text:style-name="T1">pub</text:span>) from the message it intercepted.</text:p>
        </text:list-item>
        <text:list-item>
          <text:p text:style-name="P6">A commits to the protocol with responder I, because the nonce it received from I matches the one it sent.</text:p>
        </text:list-item>
        <text:list-item>
          <text:p text:style-name="P6"><text:soft-page-break/>A sends a packet to I containing:<text:line-break/><text:span text:style-name="T7">Message 3: A → I : A.I.enc(N</text:span><text:span text:style-name="T4">B</text:span><text:span text:style-name="T7">, I</text:span><text:span text:style-name="T4">pub</text:span><text:span text:style-name="T7">)</text:span><text:line-break/>I is capable of decrypting this, and it adds N<text:span text:style-name="T1">B</text:span> to its set of known nonces N.</text:p>
        </text:list-item>
        <text:list-item>
          <text:p text:style-name="P6">I, pretending to be A, sends a packet to B containing:<text:line-break/><text:span text:style-name="T7">Message 3: I → B : A.B.enc(N</text:span><text:span text:style-name="T4">B</text:span><text:span text:style-name="T7">, B</text:span><text:span text:style-name="T4">pub</text:span><text:span text:style-name="T7">)</text:span></text:p>
        </text:list-item>
        <text:list-item>
          <text:p text:style-name="P6">B will observe that the nonces match and will commit to a protocol with initiator A.</text:p>
        </text:list-item>
      </text:list>
      <text:p text:style-name="Standard"/>
      <text:p text:style-name="Standard"><text:tab/>In this fashion, the intruder I is able to impersonate initiator A to the responder B, and can now send information that B will think is coming from A. The flaw in the protocol came from the fact that I could use A as an oracle to get N<text:span text:style-name="T1">B</text:span>. Thus, the paper proposes a simple fix to prevent A from being used as an oracle: adding the identity of the responder in the second message.<text:line-break/><text:tab/><text:span text:style-name="T7">Message 2: B → A :<text:tab/>B.A.enc(N</text:span><text:span text:style-name="T4">A</text:span><text:span text:style-name="T7">.N</text:span><text:span text:style-name="T4">B</text:span><text:span text:style-name="T7">, A</text:span><text:span text:style-name="T4">pub</text:span><text:span text:style-name="T7">)</text:span><text:line-break/>becomes<text:line-break/><text:tab/><text:span text:style-name="T7">Message 2: B → A :<text:tab/>B.A.enc(N</text:span><text:span text:style-name="T4">A</text:span><text:span text:style-name="T7">.N</text:span><text:span text:style-name="T4">B</text:span><text:span text:style-name="T7">.B, A</text:span><text:span text:style-name="T4">pub</text:span><text:span text:style-name="T7">)</text:span><text:line-break/></text:p>
      <text:p text:style-name="Standard"><text:tab/>Now, if I took the same attack strategy as above, then A would reject the message 2 that it gets from I, because the identity inside would not match I (it would contain B's identity). This fixed protocol is commonly referred to as the Needham-Schroeder-Lowe protocol.</text:p>
      <text:p text:style-name="Standard"/>
      <text:p text:style-name="Standard"><text:tab/>Lastly, the paper demonstrates that the fact that the fixed protocol is not vulnerable to attacks on a small-scale network of those 3 agents can be generalized to a network of arbitrary scale, by showing that an attack on this large-scale network would be detected in a small-scale one.</text:p>
      <text:p text:style-name="Standard"/>
      <text:list xml:id="list1401646427" text:continue-list="list1368064306" text:style-name="L1">
        <text:list-item>
          <text:list>
            <text:list-item>
              <text:p text:style-name="P8">“Verification of Security Protocols” by Véronique Cortier</text:p>
            </text:list-item>
          </text:list>
        </text:list-item>
      </text:list>
      <text:p text:style-name="Standard"/>
      <text:p text:style-name="Standard"><text:tab/>The paper presents two contrasting approaches to model-checking security protocols: the symbolic approach, which is the one used by Lowe to model-check the Needham-Schroeder protocol, and the computational approach, which provides stronger security guarantees. Then, it attempts to synthesize the two into a combined approach that benefits from the advantages of both.</text:p>
      <text:p text:style-name="Standard"/>
      <text:p text:style-name="Standard"><text:tab/>First, we define similar primitives and operations on terms. Some new operations are added:</text:p>
      <text:list xml:id="list1621895957" text:style-name="L12">
        <text:list-item>
          <text:p text:style-name="P10">Symmetric encryption: enc(t, k) and dec(t, k) respectively encrypt and decrypt a term t with the symmetric key k. A symmetric key can both encrypt and decrypt messages.</text:p>
        </text:list-item>
        <text:list-item>
          <text:p text:style-name="P10">Signature: sign(t, K<text:span text:style-name="T1">priv</text:span>) returns a signed version of the term t with private key K<text:span text:style-name="T1">priv</text:span>, that can be verified for authenticity by anyone with the public key K<text:span text:style-name="T1">pub</text:span>.</text:p>
        </text:list-item>
      </text:list>
      <text:p text:style-name="Standard"/>
      <text:p text:style-name="Standard"><text:tab/>The paper then describes a deduction system out of those operations; it shows what information (as terms) an intruder can deduce from some given information (also as terms). For example, if the intruder is given the term enc(x, y) and the key y, then the intruder can deduce x. This approach reduces the problem of verifying deducibility of a term, given a set of known terms, to a proof search.<office:annotation><dc:creator>Unknown Author</dc:creator><dc:date>2012-04-21T02:39:50</dc:date><text:p text:style-name="P11"><text:span text:style-name="T8">Only shows the possibility of an intruder to know things if he can only listen, not inject things.</text:span></text:p></office:annotation></text:p>
      <text:p text:style-name="Standard"/>
      <text:p text:style-name="Standard">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Inconsolata Plus 0" svg:font-family="'Inconsolata Plus 0'"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9T16:55:33</meta:creation-date>
    <dc:date>2012-04-21T02:42:19</dc:date>
    <meta:editing-duration>PT22H40M6S</meta:editing-duration>
    <meta:editing-cycles>67</meta:editing-cycles>
    <meta:generator>LibreOffice/3.4$Unix LibreOffice_project/340m1$Build-502</meta:generator>
    <meta:document-statistic meta:table-count="0" meta:image-count="0" meta:object-count="0" meta:page-count="4" meta:paragraph-count="52" meta:word-count="2025" meta:character-count="11576" meta:non-whitespace-character-count="9616"/>
  </office:meta>
</office:document-meta>
</file>